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ela1" style:family="table">
      <style:table-properties style:width="17cm" table:align="left" style:may-break-between-rows="true" table:border-model="collapsing"/>
    </style:style>
    <style:style style:name="Tabela1.A" style:family="table-column">
      <style:table-column-properties style:column-width="3.348cm"/>
    </style:style>
    <style:style style:name="Tabela1.B" style:family="table-column">
      <style:table-column-properties style:column-width="5.484cm"/>
    </style:style>
    <style:style style:name="Tabela1.C" style:family="table-column">
      <style:table-column-properties style:column-width="8.169cm"/>
    </style:style>
    <style:style style:name="Tabela1.1" style:family="table-row">
      <style:table-row-properties style:min-row-height="0.891cm" fo:keep-together="auto"/>
    </style:style>
    <style:style style:name="Tabela1.A1" style:family="table-cell">
      <style:table-cell-properties style:vertical-align="middle" fo:background-color="#013552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style:min-row-height="0.123cm" fo:keep-together="auto"/>
    </style:style>
    <style:style style:name="Tabela1.A9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3">
      <style:paragraph-properties fo:text-align="center" style:justify-single-word="false"/>
      <style:text-properties style:font-name="Roboto"/>
    </style:style>
    <style:style style:name="P2" style:family="paragraph" style:parent-style-name="Title">
      <style:text-properties style:font-name="Roboto" officeooo:paragraph-rsid="00055b5a"/>
    </style:style>
    <style:style style:name="P3" style:family="paragraph" style:parent-style-name="Heading_20_1">
      <style:text-properties style:font-name="Roboto" fo:font-size="10pt" fo:font-weight="bold" style:font-size-asian="10pt" style:font-weight-asian="bold" style:font-size-complex="10pt" style:font-weight-complex="bold"/>
    </style:style>
    <style:style style:name="P4" style:family="paragraph" style:parent-style-name="Heading_20_1">
      <style:text-properties style:font-name="Roboto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ing_20_1" style:list-style-name="L1">
      <style:paragraph-properties fo:margin-top="0.122cm" fo:margin-bottom="0.101cm" style:contextual-spacing="false" fo:line-height="100%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ing_20_1" style:list-style-name="L2">
      <style:paragraph-properties fo:margin-top="0.222cm" fo:margin-bottom="0.10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7" style:family="paragraph" style:parent-style-name="Heading_20_1" style:list-style-name="L3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8" style:family="paragraph" style:parent-style-name="Heading_20_1" style:list-style-name="L4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9" style:family="paragraph" style:parent-style-name="Heading_20_1" style:list-style-name="L5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Heading_20_1" style:list-style-name="L6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1" style:list-style-name="L7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1" style:list-style-name="L8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Heading_20_1" style:list-style-name="L9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ing_20_1" style:list-style-name="L10">
      <style:paragraph-properties fo:margin-top="0.222cm" fo:margin-bottom="0.011cm" style:contextual-spacing="fals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Heading_20_1">
      <style:paragraph-properties fo:break-before="page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16" style:family="paragraph" style:parent-style-name="Heading">
      <style:paragraph-properties fo:text-align="center" style:justify-single-word="false"/>
      <style:text-properties style:font-name="Roboto" fo:font-weight="bold" style:font-weight-asian="bold" style:font-weight-complex="bold"/>
    </style:style>
    <style:style style:name="P17" style:family="paragraph" style:parent-style-name="Heading">
      <style:paragraph-properties fo:text-align="center" style:justify-single-word="false" fo:break-before="page"/>
      <style:text-properties style:font-name="Roboto" fo:font-weight="bold" style:font-weight-asian="bold" style:font-weight-complex="bold"/>
    </style:style>
    <style:style style:name="P18" style:family="paragraph" style:parent-style-name="Text_20_body">
      <style:text-properties style:font-name="Roboto" fo:font-size="10pt" style:font-size-asian="10pt" style:font-size-complex="10pt"/>
    </style:style>
    <style:style style:name="P19" style:family="paragraph" style:parent-style-name="Text_20_body">
      <style:text-properties officeooo:paragraph-rsid="0006c35d"/>
    </style:style>
    <style:style style:name="P20" style:family="paragraph" style:parent-style-name="Text_20_body">
      <style:text-properties style:font-name="Roboto" officeooo:paragraph-rsid="0006c35d"/>
    </style:style>
    <style:style style:name="P21" style:family="paragraph" style:parent-style-name="Text_20_body">
      <style:text-properties style:font-name="Roboto" fo:font-size="10pt" officeooo:paragraph-rsid="0006c35d" style:font-size-asian="10pt" style:font-size-complex="10pt"/>
    </style:style>
    <style:style style:name="P22" style:family="paragraph" style:parent-style-name="Text_20_body">
      <style:text-properties style:font-name="Roboto" fo:font-size="10pt" fo:font-weight="bold" officeooo:paragraph-rsid="0006c35d" style:font-size-asian="10pt" style:font-weight-asian="bold" style:font-size-complex="10pt" style:font-weight-complex="bold"/>
    </style:style>
    <style:style style:name="P23" style:family="paragraph" style:parent-style-name="Heading_20_3">
      <style:text-properties style:font-name="Roboto" fo:font-size="10pt" style:font-size-asian="10pt" style:font-size-complex="10pt"/>
    </style:style>
    <style:style style:name="P24" style:family="paragraph" style:parent-style-name="Heading_20_4">
      <style:text-properties style:font-name="Roboto" fo:font-size="10pt" style:font-size-asian="10pt" style:font-size-complex="10pt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1">
      <style:paragraph-properties fo:margin-top="0cm" fo:margin-bottom="0cm" style:contextual-spacing="false"/>
      <style:text-properties style:font-name="Roboto"/>
    </style:style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3">
      <style:paragraph-properties fo:margin-top="0cm" fo:margin-bottom="0cm" style:contextual-spacing="false"/>
      <style:text-properties style:font-name="Roboto"/>
    </style:style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4">
      <style:paragraph-properties fo:margin-top="0cm" fo:margin-bottom="0cm" style:contextual-spacing="false"/>
      <style:text-properties style:font-name="Roboto"/>
    </style:style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6">
      <style:text-properties officeooo:paragraph-rsid="000846a6"/>
    </style:style>
    <style:style style:name="P40" style:family="paragraph" style:parent-style-name="Heading_20_3">
      <style:text-properties style:font-name="Roboto" officeooo:paragraph-rsid="000846a6"/>
    </style:style>
    <style:style style:name="P41" style:family="paragraph" style:parent-style-name="Text_20_body" style:list-style-name="L17">
      <style:paragraph-properties fo:margin-top="0cm" fo:margin-bottom="0cm" style:contextual-spacing="false"/>
    </style:style>
    <style:style style:name="P42" style:family="paragraph" style:parent-style-name="Text_20_body" style:list-style-name="L17"/>
    <style:style style:name="P43" style:family="paragraph" style:parent-style-name="Heading_20_2">
      <style:text-properties style:font-name="Roboto" fo:font-size="10pt" style:font-size-asian="10pt" style:font-size-complex="10pt"/>
    </style:style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8"/>
    <style:style style:name="P46" style:family="paragraph" style:parent-style-name="Heading_20_1">
      <style:paragraph-properties fo:break-before="page"/>
      <style:text-properties officeooo:paragraph-rsid="000710a3"/>
    </style:style>
    <style:style style:name="P47" style:family="paragraph" style:parent-style-name="Heading_20_1">
      <style:text-properties officeooo:paragraph-rsid="000710a3"/>
    </style:style>
    <style:style style:name="P48" style:family="paragraph" style:parent-style-name="Table_20_Heading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.199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199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style:font-name="Roboto"/>
    </style:style>
    <style:style style:name="T1" style:family="text">
      <style:text-properties style:font-name="Roboto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Roboto" fo:font-size="10pt" officeooo:rsid="0006c35d" style:font-size-asian="10pt" style:font-size-complex="10pt"/>
    </style:style>
    <style:style style:name="T4" style:family="text">
      <style:text-properties style:font-name="Roboto" fo:font-size="18pt" officeooo:rsid="000710a3" style:font-size-asian="18pt" style:font-size-complex="18pt"/>
    </style:style>
    <style:style style:name="T5" style:family="text">
      <style:text-properties style:font-name="Roboto" fo:font-size="18pt" style:font-size-asian="18pt" style:font-size-complex="18pt"/>
    </style:style>
    <style:style style:name="T6" style:family="text">
      <style:text-properties style:font-name="Roboto" fo:font-size="10pt" fo:font-weight="normal" officeooo:rsid="000710a3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o de Requisitos Funcionais</text:h>
      <text:p text:style-name="P2">Sistema de Gestão de Fornecedores e Cotações</text:p>
      <text:h text:style-name="P3" text:outline-level="1">Introdução</text:h>
      <text:h text:style-name="P4" text:outline-level="1">Este documento tem como objetivo descrever os requisitos funcionais e não funcionais do sistema de gestão de fornecedores e cotações. Ele será utilizado como base para o desenvolvimento do projeto, garantindo alinhamento entre as necessidades do negócio e a implementação técnica.</text:h>
      <text:h text:style-name="P3" text:outline-level="1">Escopo do Projeto</text:h>
      <text:h text:style-name="P4" text:outline-level="1">O sistema permitirá a gestão de fornecedores, produtos e serviços, além da geração e aprovação de cotações. Os principais objetivos incluem:</text:h>
      <text:list text:style-name="L1">
        <text:list-item>
          <text:h text:style-name="P5" text:outline-level="1">Cadastro e gestão de fornecedores. </text:h>
        </text:list-item>
        <text:list-item>
          <text:h text:style-name="P5" text:outline-level="1">Controle de acessos e permissões. </text:h>
        </text:list-item>
        <text:list-item>
          <text:h text:style-name="P5" text:outline-level="1">Cadastro de produtos e serviços. </text:h>
        </text:list-item>
        <text:list-item>
          <text:h text:style-name="P5" text:outline-level="1">Registro de oportunidades. </text:h>
        </text:list-item>
        <text:list-item>
          <text:h text:style-name="P5" text:outline-level="1">Workflow de aprovação de descontos. </text:h>
        </text:list-item>
        <text:list-item>
          <text:h text:style-name="P5" text:outline-level="1">Relatórios e indicadores para fabricantes e revendas. </text:h>
        </text:list-item>
        <text:list-item>
          <text:h text:style-name="P5" text:outline-level="1">Integração com sistemas externos no futuro. </text:h>
        </text:list-item>
      </text:list>
      <text:h text:style-name="P4" text:outline-level="1">Requisitos Funcionais</text:h>
      <text:h text:style-name="P4" text:outline-level="1">Cadastro e Gestão de Fornecedores</text:h>
      <text:list text:style-name="L2">
        <text:list-item>
          <text:h text:style-name="P6" text:outline-level="1">RF01: O sistema deve permitir o cadastro de fornecedores com os seguintes dados: </text:h>
        </text:list-item>
        <text:list-item>
          <text:h text:style-name="P6" text:outline-level="1">Nome da empresa </text:h>
        </text:list-item>
        <text:list-item>
          <text:h text:style-name="P6" text:outline-level="1">Contato (telefone, e-mail) </text:h>
        </text:list-item>
        <text:list-item>
          <text:h text:style-name="P6" text:outline-level="1">Endereço e localização </text:h>
        </text:list-item>
        <text:list-item>
          <text:h text:style-name="P6" text:outline-level="1">RF02: O fornecedor deve poder gerenciar seus produtos e serviços dentro do sistema. </text:h>
        </text:list-item>
        <text:list-item>
          <text:h text:style-name="P6" text:outline-level="1">RF03: O sistema deve permitir a edição e remoção de fornecedores. </text:h>
        </text:list-item>
      </text:list>
      <text:h text:style-name="P4" text:outline-level="1">Controle de Acessos e Permissões</text:h>
      <text:list text:style-name="L3">
        <text:list-item>
          <text:h text:style-name="P7" text:outline-level="1">RF04: Os usuários devem se autenticar no sistema por meio de login e senha. </text:h>
        </text:list-item>
        <text:list-item>
          <text:h text:style-name="P7" text:outline-level="1">RF05: O sistema deve oferecer perfis de acesso (administrador, fornecedor, revenda, vendedor). </text:h>
        </text:list-item>
        <text:list-item>
          <text:h text:style-name="P7" text:outline-level="1">RF06: Cada perfil deve ter permissões específicas sobre quais dados pode acessar e modificar. </text:h>
        </text:list-item>
      </text:list>
      <text:h text:style-name="P4" text:outline-level="1">Cadastro de Produtos e Serviços</text:h>
      <text:list text:style-name="L4">
        <text:list-item>
          <text:h text:style-name="P8" text:outline-level="1">RF07: O fornecedor deve poder cadastrar seus produtos e serviços. </text:h>
        </text:list-item>
        <text:list-item>
          <text:h text:style-name="P8" text:outline-level="1">RF08: Cada produto/serviço deve conter informações como: </text:h>
        </text:list-item>
        <text:list-item>
          <text:h text:style-name="P8" text:outline-level="1"><text:soft-page-break/>Nome </text:h>
        </text:list-item>
        <text:list-item>
          <text:h text:style-name="P8" text:outline-level="1">Descrição </text:h>
        </text:list-item>
        <text:list-item>
          <text:h text:style-name="P8" text:outline-level="1">Modelo de precificação </text:h>
        </text:list-item>
        <text:list-item>
          <text:h text:style-name="P8" text:outline-level="1">Módulos opcionais </text:h>
        </text:list-item>
        <text:list-item>
          <text:h text:style-name="P8" text:outline-level="1">RF09: O sistema deve permitir a edição e remoção de produtos e serviços. </text:h>
        </text:list-item>
      </text:list>
      <text:h text:style-name="P4" text:outline-level="1">Registro de Oportunidades</text:h>
      <text:list text:style-name="L5">
        <text:list-item>
          <text:h text:style-name="P9" text:outline-level="1">RF10: O vendedor deve poder cadastrar um cliente para registrar uma oportunidade. </text:h>
        </text:list-item>
        <text:list-item>
          <text:h text:style-name="P9" text:outline-level="1">RF11: O sistema deve permitir a revenda registrar oportunidades para os produtos cadastrados. </text:h>
        </text:list-item>
        <text:list-item>
          <text:h text:style-name="P9" text:outline-level="1">RF12: O fabricante deve aprovar a oportunidade antes de permitir a geração de cotação. </text:h>
        </text:list-item>
      </text:list>
      <text:h text:style-name="P4" text:outline-level="1">Workflow de Aprovação de Descontos</text:h>
      <text:list text:style-name="L6">
        <text:list-item>
          <text:h text:style-name="P10" text:outline-level="1">RF13: O sistema deve gerar uma cotação padrão com base nos parâmetros do produto. </text:h>
        </text:list-item>
        <text:list-item>
          <text:h text:style-name="P10" text:outline-level="1">RF14: O vendedor pode aplicar descontos conforme sua alçada. </text:h>
        </text:list-item>
        <text:list-item>
          <text:h text:style-name="P10" text:outline-level="1">RF15: Caso o desconto ultrapasse um limite, o sistema deve gerar uma solicitação de aprovação para o fornecedor. </text:h>
        </text:list-item>
      </text:list>
      <text:h text:style-name="P4" text:outline-level="1">Relatórios e Indicadores</text:h>
      <text:list text:style-name="L7">
        <text:list-item>
          <text:h text:style-name="P11" text:outline-level="1">RF16: O sistema deve gerar relatórios para fabricantes e revendas. </text:h>
        </text:list-item>
        <text:list-item>
          <text:h text:style-name="P11" text:outline-level="1">RF17: Os relatórios devem conter indicadores como: </text:h>
        </text:list-item>
        <text:list-item>
          <text:h text:style-name="P11" text:outline-level="1">Volume de negócios por revenda </text:h>
        </text:list-item>
        <text:list-item>
          <text:h text:style-name="P11" text:outline-level="1">Taxa de fechamento </text:h>
        </text:list-item>
        <text:list-item>
          <text:h text:style-name="P11" text:outline-level="1">Valor total negociado </text:h>
        </text:list-item>
        <text:list-item>
          <text:h text:style-name="P11" text:outline-level="1">RF18: O sistema deve permitir exportação de relatórios em formato CSV e PDF. </text:h>
        </text:list-item>
      </text:list>
      <text:h text:style-name="P4" text:outline-level="1">Requisitos Não Funcionais</text:h>
      <text:h text:style-name="P4" text:outline-level="1">Segurança</text:h>
      <text:list text:style-name="L8">
        <text:list-item>
          <text:h text:style-name="P12" text:outline-level="1">RNF01: O sistema deve utilizar autenticação segura (JWT, OAuth2, ou similar). </text:h>
        </text:list-item>
        <text:list-item>
          <text:h text:style-name="P12" text:outline-level="1">RNF02: As senhas devem ser armazenadas de forma criptografada. </text:h>
        </text:list-item>
        <text:list-item>
          <text:h text:style-name="P12" text:outline-level="1">RNF03: Deve haver um controle de acessos detalhado para cada perfil de usuário. </text:h>
        </text:list-item>
      </text:list>
      <text:h text:style-name="P4" text:outline-level="1">Performance</text:h>
      <text:list text:style-name="L9">
        <text:list-item>
          <text:h text:style-name="P13" text:outline-level="1">RNF04: O sistema deve permitir um tempo de resposta inferior a 2 segundos para consultas comuns. </text:h>
        </text:list-item>
        <text:list-item>
          <text:h text:style-name="P13" text:outline-level="1">RNF05: O upload e download de documentos deve ser otimizado para evitar lentidão. </text:h>
        </text:list-item>
      </text:list>
      <text:h text:style-name="P4" text:outline-level="1">Escalabilidade</text:h>
      <text:list text:style-name="L10">
        <text:list-item>
          <text:h text:style-name="P14" text:outline-level="1">RNF06: O sistema deve suportar um grande volume de dados sem degradação significativa de performance. </text:h>
        </text:list-item>
        <text:list-item>
          <text:h text:style-name="P14" text:outline-level="1">RNF07: A arquitetura deve permitir a adição de novos módulos sem necessidade de refatorar o sistema. </text:h>
        </text:list-item>
      </text:list>
      <text:h text:style-name="P4" text:outline-level="1"/>
      <text:h text:style-name="P15" text:outline-level="1">Considerações Finais</text:h>
      <text:h text:style-name="P4" text:outline-level="1">Este documento define as funcionalidades essenciais para o sistema. Futuras melhorias poderão incluir integrações, EAD e outros recursos adicionais. O desenvolvimento deve seguir essas diretrizes para garantir um produto funcional e escalável.</text:h>
      <text:p text:style-name="P16"/>
      <text:p text:style-name="P17">Documento de Arquitetura de Componentes - Sistema de Gestão de Fornecedores e Cotações</text:p>
      <text:p text:style-name="P18">Este documento descreve a arquitetura de componentes do sistema de gestão de fornecedores e cotações. O sistema será desenvolvido utilizando Vue.js para o frontend, Node.js para o backend e PostgreSQL como banco de dados. A arquitetura foi planejada para garantir escalabilidade, segurança e eficiência no desenvolvimento e manutenção.</text:p>
      <text:p text:style-name="P19"><text:span text:style-name="T1">A arquitetura do sistema será baseada em uma abordagem de </text:span><text:span text:style-name="Strong_20_Emphasis"><text:span text:style-name="T1">três camadas</text:span></text:span><text:span text:style-name="T1">:</text:span></text:p>
      <text:p text:style-name="P19"><text:span text:style-name="Strong_20_Emphasis"><text:span text:style-name="T1">Frontend</text:span></text:span><text:span text:style-name="T1">: Aplicação web desenvolvida com Vue.js, responsável pela interface do usuário e interações. </text:span></text:p>
      <text:p text:style-name="P19"><text:span text:style-name="Strong_20_Emphasis"><text:span text:style-name="T1">Backend</text:span></text:span><text:span text:style-name="T1">: API REST construída em Node.js, utilizando Express.js para servir as requisições do frontend e gerenciar a lógica de negócios. </text:span></text:p>
      <text:p text:style-name="P19"><text:span text:style-name="Strong_20_Emphasis"><text:span text:style-name="T1">Banco de Dados</text:span></text:span><text:span text:style-name="T1">: PostgreSQL para armazenamento e gerenciamento das informações do sistema. </text:span></text:p>
      <text:p text:style-name="P20"><text:span text:style-name="T2"/></text:p>
      <text:p text:style-name="P21">A comunicação entre frontend e backend será baseada em chamadas HTTP via REST API, utilizando autenticação JWT para controle de acessos.</text:p>
      <text:p text:style-name="P22">Componentes do Sistema</text:p>
      <text:h text:style-name="P23" text:outline-level="3">Frontend (Vue.js)</text:h>
      <text:p text:style-name="Text_20_body"><text:span text:style-name="T1">O frontend será desenvolvido com </text:span><text:span text:style-name="Strong_20_Emphasis"><text:span text:style-name="T1">Vue.js 3</text:span></text:span><text:span text:style-name="T1"> e terá como principais objetivos a experiência do usuário e a facilidade de manutenção.</text:span></text:p>
      <text:h text:style-name="P24" text:outline-level="4">Tecnologias e Bibliotecas:</text:h>
      <text:list text:style-name="L11">
        <text:list-item>
          <text:p text:style-name="P25"><text:span text:style-name="Strong_20_Emphasis"><text:span text:style-name="T1">Frameworks e UI</text:span></text:span><text:span text:style-name="T1">:</text:span></text:p>
          <text:list>
            <text:list-item>
              <text:p text:style-name="P26"><text:span text:style-name="Strong_20_Emphasis"><text:span text:style-name="T1">PrimeVue</text:span></text:span><text:span text:style-name="T1">: Alternativa robusta, com temas personalizáveis e componentes interativos. </text:span></text:p>
              <text:p text:style-name="P27"><text:span text:style-name="T2"/></text:p>
            </text:list-item>
          </text:list>
        </text:list-item>
        <text:list-item>
          <text:p text:style-name="P25"><text:span text:style-name="Strong_20_Emphasis"><text:span text:style-name="T1">Bibliotecas para Formulários e CRUD</text:span></text:span><text:span text:style-name="T1">:</text:span></text:p>
          <text:list>
            <text:list-item>
              <text:p text:style-name="P26"><text:span text:style-name="Strong_20_Emphasis"><text:span text:style-name="T1">VeeValidate</text:span></text:span><text:span text:style-name="T1">: Biblioteca para validação de formulários. </text:span></text:p>
            </text:list-item>
            <text:list-item>
              <text:p text:style-name="P26"><text:span text:style-name="Strong_20_Emphasis"><text:span text:style-name="T1">VueUse</text:span></text:span><text:span text:style-name="T1">: Coleção de composables úteis para Vue 3. </text:span></text:p>
            </text:list-item>
            <text:list-item>
              <text:p text:style-name="P26"><text:span text:style-name="Strong_20_Emphasis"><text:span text:style-name="T1">Vue Table 3</text:span></text:span><text:span text:style-name="T1">: Criação de tabelas interativas para dashboards administrativos. </text:span></text:p>
              <text:p text:style-name="P27"><text:span text:style-name="T2"/></text:p>
            </text:list-item>
          </text:list>
        </text:list-item>
        <text:list-item>
          <text:p text:style-name="P25"><text:span text:style-name="Strong_20_Emphasis"><text:span text:style-name="T1">Gerenciamento de Estado</text:span></text:span><text:span text:style-name="T1">:</text:span></text:p>
          <text:list>
            <text:list-item>
              <text:p text:style-name="P26"><text:span text:style-name="Strong_20_Emphasis"><text:span text:style-name="T1">Pinia</text:span></text:span><text:span text:style-name="T1">: Alternativa leve ao Vuex, utilizada para gerenciamento de estado global. </text:span></text:p>
            </text:list-item>
            <text:list-item>
              <text:p text:style-name="P25"><text:span text:style-name="Strong_20_Emphasis"><text:span text:style-name="T1">Vue Auth</text:span></text:span><text:span text:style-name="T1">: Para controle de autenticação via tokens JWT no frontend. </text:span></text:p>
            </text:list-item>
          </text:list>
        </text:list-item>
      </text:list>
      <text:h text:style-name="P24" text:outline-level="4">Estrutura do Frontend:</text:h>
      <text:list text:style-name="L12">
        <text:list-item>
          <text:p text:style-name="P28"><text:span text:style-name="Strong_20_Emphasis"><text:span text:style-name="T1">Páginas</text:span></text:span><text:span text:style-name="T1">: Tela de login, dashboard, gestão de fornecedores, cotações e relatórios. </text:span></text:p>
        </text:list-item>
        <text:list-item>
          <text:p text:style-name="P28"><text:span text:style-name="Strong_20_Emphasis"><text:span text:style-name="T1">Componentes</text:span></text:span><text:span text:style-name="T1">: Formulários de cadastro, tabelas interativas, gráficos e notificações. </text:span></text:p>
        </text:list-item>
        <text:list-item>
          <text:p text:style-name="P29"><text:span text:style-name="Strong_20_Emphasis"><text:span text:style-name="T1">Roteamento</text:span></text:span><text:span text:style-name="T1">: Utilização do Vue Router para navegação entre as páginas. </text:span></text:p>
        </text:list-item>
      </text:list>
      <text:h text:style-name="P23" text:outline-level="3">Backend (Node.js)</text:h>
      <text:p text:style-name="P18">O backend será responsável por processar a lógica de negócios, interagir com o banco de dados e fornecer a API REST para o frontend.</text:p>
      <text:h text:style-name="P24" text:outline-level="4">Tecnologias e Bibliotecas:</text:h>
      <text:list text:style-name="L13">
        <text:list-item>
          <text:p text:style-name="P30"><text:span text:style-name="Strong_20_Emphasis"><text:span text:style-name="T1">Frameworks Web</text:span></text:span><text:span text:style-name="T1">:</text:span></text:p>
          <text:list>
            <text:list-item>
              <text:p text:style-name="P31"><text:soft-page-break/><text:span text:style-name="Strong_20_Emphasis"><text:span text:style-name="T1">Express.js</text:span></text:span><text:span text:style-name="T1">: Framework leve e flexível para criação da API REST. </text:span></text:p>
            </text:list-item>
          </text:list>
        </text:list-item>
        <text:list-item>
          <text:p text:style-name="P30"><text:span text:style-name="Strong_20_Emphasis"><text:span text:style-name="T1">ORM e Conexão com PostgreSQL</text:span></text:span><text:span text:style-name="T1">:</text:span></text:p>
          <text:list>
            <text:list-item>
              <text:p text:style-name="P31"><text:span text:style-name="Strong_20_Emphasis"><text:span text:style-name="T1">Prisma</text:span></text:span><text:span text:style-name="T1">: ORM moderno e tipado, que facilita a interação com PostgreSQL. </text:span></text:p>
              <text:p text:style-name="P32"><text:span text:style-name="T2"/></text:p>
            </text:list-item>
          </text:list>
        </text:list-item>
        <text:list-item>
          <text:p text:style-name="P30"><text:span text:style-name="Strong_20_Emphasis"><text:span text:style-name="T1">Autenticação e Segurança</text:span></text:span><text:span text:style-name="T1">:</text:span></text:p>
          <text:list>
            <text:list-item>
              <text:p text:style-name="P31"><text:span text:style-name="Strong_20_Emphasis"><text:span text:style-name="T1">jsonwebtoken (JWT)</text:span></text:span><text:span text:style-name="T1">: Para autenticação baseada em tokens. </text:span></text:p>
              <text:p text:style-name="P32"><text:span text:style-name="T2"/></text:p>
            </text:list-item>
          </text:list>
        </text:list-item>
        <text:list-item>
          <text:p text:style-name="P30"><text:span text:style-name="Strong_20_Emphasis"><text:span text:style-name="T1">Filas e Processamento Assíncrono</text:span></text:span><text:span text:style-name="T1">:</text:span></text:p>
          <text:list>
            <text:list-item>
              <text:p text:style-name="P30"><text:span text:style-name="Strong_20_Emphasis"><text:span text:style-name="T1">BullMQ</text:span></text:span><text:span text:style-name="T1">: Utilizado para gerenciamento de filas com Redis para execução de tarefas em background (exemplo: geração de relatórios e envio de e-mails). </text:span></text:p>
            </text:list-item>
          </text:list>
        </text:list-item>
      </text:list>
      <text:h text:style-name="P24" text:outline-level="4">Estrutura do Backend:</text:h>
      <text:list text:style-name="L14">
        <text:list-item>
          <text:p text:style-name="P33"><text:span text:style-name="Strong_20_Emphasis"><text:span text:style-name="T1">Camadas</text:span></text:span><text:span text:style-name="T1">: </text:span></text:p>
          <text:list>
            <text:list-item>
              <text:p text:style-name="P33"><text:span text:style-name="Strong_20_Emphasis"><text:span text:style-name="T1">Controllers</text:span></text:span><text:span text:style-name="T1">: Gerenciam as requisições HTTP. </text:span></text:p>
            </text:list-item>
            <text:list-item>
              <text:p text:style-name="P33"><text:span text:style-name="Strong_20_Emphasis"><text:span text:style-name="T1">Services</text:span></text:span><text:span text:style-name="T1">: Contêm a lógica de negócios. </text:span></text:p>
            </text:list-item>
            <text:list-item>
              <text:p text:style-name="P33"><text:span text:style-name="Strong_20_Emphasis"><text:span text:style-name="T1">Repositories</text:span></text:span><text:span text:style-name="T1">: Camada de abstração para acesso ao banco de dados. </text:span></text:p>
            </text:list-item>
            <text:list-item>
              <text:p text:style-name="P33"><text:span text:style-name="Strong_20_Emphasis"><text:span text:style-name="T1">Middlewares</text:span></text:span><text:span text:style-name="T1">: Tratamento de autenticação e autorização. </text:span></text:p>
              <text:p text:style-name="P34"><text:span text:style-name="T2"/></text:p>
            </text:list-item>
          </text:list>
        </text:list-item>
        <text:list-item>
          <text:p text:style-name="P33"><text:span text:style-name="Strong_20_Emphasis"><text:span text:style-name="T1">Endpoints </text:span></text:span><text:span text:style-name="Strong_20_Emphasis"><text:span text:style-name="T3">Sugeridos</text:span></text:span><text:span text:style-name="T1">: </text:span></text:p>
          <text:list>
            <text:list-item>
              <text:p text:style-name="P33"><text:span text:style-name="Source_20_Text"><text:span text:style-name="T1">/auth/login</text:span></text:span><text:span text:style-name="T1"> – Autenticação do usuário e geração de token JWT. </text:span></text:p>
            </text:list-item>
            <text:list-item>
              <text:p text:style-name="P33"><text:span text:style-name="Source_20_Text"><text:span text:style-name="T1">/fornecedores</text:span></text:span><text:span text:style-name="T1"> – CRUD de fornecedores. </text:span></text:p>
            </text:list-item>
            <text:list-item>
              <text:p text:style-name="P33"><text:span text:style-name="Source_20_Text"><text:span text:style-name="T1">/produtos</text:span></text:span><text:span text:style-name="T1"> – Gerenciamento de produtos e serviços. </text:span></text:p>
            </text:list-item>
            <text:list-item>
              <text:p text:style-name="P33"><text:span text:style-name="Source_20_Text"><text:span text:style-name="T1">/oportunidades</text:span></text:span><text:span text:style-name="T1"> – Registro de oportunidades e cotações. </text:span></text:p>
            </text:list-item>
            <text:list-item>
              <text:p text:style-name="P35"><text:span text:style-name="Source_20_Text"><text:span text:style-name="T1">/relatorios</text:span></text:span><text:span text:style-name="T1"> – Geração de relatórios e métricas. </text:span></text:p>
            </text:list-item>
          </text:list>
        </text:list-item>
      </text:list>
      <text:h text:style-name="P23" text:outline-level="3">Banco de Dados (PostgreSQL)</text:h>
      <text:p text:style-name="P18">O sistema utilizará PostgreSQL para armazenamento seguro e eficiente das informações. A modelagem do banco seguirá uma estrutura normalizada para garantir integridade e performance.</text:p>
      <text:h text:style-name="P24" text:outline-level="4">Tecnologias e Ferramentas:</text:h>
      <text:list text:style-name="L15">
        <text:list-item>
          <text:p text:style-name="P36"><text:span text:style-name="Strong_20_Emphasis"><text:span text:style-name="T1">Gerenciadores de Banco</text:span></text:span><text:span text:style-name="T1">:</text:span></text:p>
          <text:list>
            <text:list-item>
              <text:p text:style-name="P37"><text:span text:style-name="Strong_20_Emphasis"><text:span text:style-name="T1">pgAdmin</text:span></text:span><text:span text:style-name="T1">: Interface web para administração do PostgreSQL. </text:span></text:p>
            </text:list-item>
            <text:list-item>
              <text:p text:style-name="P37"><text:span text:style-name="Strong_20_Emphasis"><text:span text:style-name="T1">DBeaver</text:span></text:span><text:span text:style-name="T1">: Alternativa universal para gerenciamento de bancos de dados. </text:span></text:p>
            </text:list-item>
          </text:list>
        </text:list-item>
        <text:list-item>
          <text:p text:style-name="P36"><text:span text:style-name="Strong_20_Emphasis"><text:span text:style-name="T1">Bibliotecas de Indexação e Busca</text:span></text:span><text:span text:style-name="T1">:</text:span></text:p>
          <text:list>
            <text:list-item>
              <text:p text:style-name="P37"><text:span text:style-name="Strong_20_Emphasis"><text:span text:style-name="T1">PostgreSQL Full-Text Search</text:span></text:span><text:span text:style-name="T1">: Para busca otimizada dentro do banco de dados. </text:span></text:p>
            </text:list-item>
          </text:list>
        </text:list-item>
        <text:list-item>
          <text:p text:style-name="P36"><text:span text:style-name="Strong_20_Emphasis"><text:span text:style-name="T1">Migrations e Seeds</text:span></text:span><text:span text:style-name="T1">:</text:span></text:p>
          <text:list>
            <text:list-item>
              <text:p text:style-name="P36"><text:span text:style-name="Strong_20_Emphasis"><text:span text:style-name="T1">Knex.js</text:span></text:span><text:span text:style-name="T1">: Para gerenciamento de migrações e seeds com SQL puro. </text:span></text:p>
            </text:list-item>
          </text:list>
        </text:list-item>
      </text:list>
      <text:h text:style-name="P24" text:outline-level="4">Estrutura do Banco de Dados:</text:h>
      <text:list text:style-name="L16">
        <text:list-item>
          <text:p text:style-name="P38"><text:span text:style-name="Strong_20_Emphasis"><text:span text:style-name="T1">Tabelas </text:span></text:span><text:span text:style-name="Strong_20_Emphasis"><text:span text:style-name="T3">Sugeridas</text:span></text:span><text:span text:style-name="T1">: </text:span></text:p>
          <text:list>
            <text:list-item>
              <text:p text:style-name="P38"><text:span text:style-name="Source_20_Text"><text:span text:style-name="T1">usuarios</text:span></text:span><text:span text:style-name="T1"> (id, nome, email, senha_hash, perfil) </text:span></text:p>
            </text:list-item>
            <text:list-item>
              <text:p text:style-name="P38"><text:span text:style-name="Source_20_Text"><text:span text:style-name="T1">fornecedores</text:span></text:span><text:span text:style-name="T1"> (id, nome, contato, endereco) </text:span></text:p>
            </text:list-item>
            <text:list-item>
              <text:p text:style-name="P38"><text:span text:style-name="Source_20_Text"><text:span text:style-name="T1">produtos</text:span></text:span><text:span text:style-name="T1"> (id, nome, descricao, preco_base, fornecedor_id) </text:span></text:p>
            </text:list-item>
            <text:list-item>
              <text:p text:style-name="P38"><text:span text:style-name="Source_20_Text"><text:span text:style-name="T1">oportunidades</text:span></text:span><text:span text:style-name="T1"> (id, cliente_id, produto_id, valor, status, data_criacao) </text:span></text:p>
            </text:list-item>
            <text:list-item>
              <text:p text:style-name="P39"><text:span text:style-name="Source_20_Text"><text:span text:style-name="T1">cotações</text:span></text:span><text:span text:style-name="T1"> (id, oportunidade_id, valor_final, desconto, status) </text:span></text:p>
            </text:list-item>
          </text:list>
        </text:list-item>
      </text:list>
      <text:h text:style-name="P40" text:outline-level="3"><text:span text:style-name="T2">Logging</text:span></text:h>
      <text:p text:style-name="P21"/>
      <text:p text:style-name="P21"><text:soft-page-break/>Para garantir confiabilidade e identificar problemas rapidamente, o sistema contará com logging estruturado.</text:p>
      <text:list text:style-name="L17">
        <text:list-item>
          <text:p text:style-name="P41"><text:span text:style-name="Strong_20_Emphasis"><text:span text:style-name="T1">Bibliotecas</text:span></text:span><text:span text:style-name="T1">: </text:span></text:p>
          <text:list>
            <text:list-item>
              <text:p text:style-name="P41"><text:span text:style-name="Strong_20_Emphasis"><text:span text:style-name="T1">Winston</text:span></text:span><text:span text:style-name="T1">: Para logs estruturados no backend. </text:span></text:p>
            </text:list-item>
            <text:list-item>
              <text:p text:style-name="P42"><text:span text:style-name="Strong_20_Emphasis"><text:span text:style-name="T1">Sentry</text:span></text:span><text:span text:style-name="T1">: Para monitoramento de erros no frontend. </text:span></text:p>
            </text:list-item>
          </text:list>
        </text:list-item>
      </text:list>
      <text:h text:style-name="P43" text:outline-level="2">Extras para Ganho de Tempo</text:h>
      <text:p text:style-name="P18"/>
      <text:p text:style-name="P18">Além das tecnologias principais, algumas ferramentas serão utilizadas para acelerar o desenvolvimento:</text:p>
      <text:list text:style-name="L18">
        <text:list-item>
          <text:p text:style-name="P44"><text:span text:style-name="Strong_20_Emphasis"><text:span text:style-name="T1">Documentação</text:span></text:span><text:span text:style-name="T1">: </text:span></text:p>
          <text:list>
            <text:list-item>
              <text:p text:style-name="P44"><text:span text:style-name="Strong_20_Emphasis"><text:span text:style-name="T1">Swagger (OpenAPI)</text:span></text:span><text:span text:style-name="T1">: Para documentar automaticamente a API REST. </text:span></text:p>
            </text:list-item>
          </text:list>
        </text:list-item>
        <text:list-item>
          <text:p text:style-name="P44"><text:span text:style-name="Strong_20_Emphasis"><text:span text:style-name="T1">Testes e Performance</text:span></text:span><text:span text:style-name="T1">: </text:span></text:p>
          <text:list>
            <text:list-item>
              <text:p text:style-name="P44"><text:span text:style-name="Strong_20_Emphasis"><text:span text:style-name="T1">Postman / Insomnia</text:span></text:span><text:span text:style-name="T1">: Para testar APIs REST. </text:span></text:p>
            </text:list-item>
            <text:list-item>
              <text:p text:style-name="P44"><text:span text:style-name="Strong_20_Emphasis"><text:span text:style-name="T1">Lighthouse / WebPageTest</text:span></text:span><text:span text:style-name="T1">: Para otimização de performance do frontend. </text:span></text:p>
            </text:list-item>
            <text:list-item>
              <text:p text:style-name="P44"><text:span text:style-name="Strong_20_Emphasis"><text:span text:style-name="T1">Playwright / Cypress</text:span></text:span><text:span text:style-name="T1">: Para testes end-to-end no frontend. </text:span></text:p>
            </text:list-item>
          </text:list>
        </text:list-item>
        <text:list-item>
          <text:p text:style-name="P44"><text:span text:style-name="Strong_20_Emphasis"><text:span text:style-name="T1">Deploy e Infraestrutura</text:span></text:span><text:span text:style-name="T1">: </text:span></text:p>
          <text:list>
            <text:list-item>
              <text:p text:style-name="P44"><text:span text:style-name="Strong_20_Emphasis"><text:span text:style-name="T1">Docker + Kubernetes</text:span></text:span><text:span text:style-name="T1">: Para escalabilidade e gerenciamento de containers. </text:span></text:p>
            </text:list-item>
            <text:list-item>
              <text:p text:style-name="P45"><text:span text:style-name="Strong_20_Emphasis"><text:span text:style-name="T1">CI/CD com GitHub Actions</text:span></text:span><text:span text:style-name="T1">: Para automação de testes e deploy contínuo. </text:span></text:p>
            </text:list-item>
          </text:list>
        </text:list-item>
      </text:list>
      <text:h text:style-name="P46" text:outline-level="1"><text:span text:style-name="Strong_20_Emphasis"><text:span text:style-name="T4">C</text:span></text:span><text:span text:style-name="Strong_20_Emphasis"><text:span text:style-name="T5">ronograma </text:span></text:span></text:h>
      <text:h text:style-name="P47" text:outline-level="1"><text:span text:style-name="Strong_20_Emphasis"><text:span text:style-name="T6">Este é um plano inicial e deve ser reconsiderado após o entendimento pelo time do projeto</text:span></text:span></text:h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8">Sprint</text:p>
          </table:table-cell>
          <table:table-cell table:style-name="Tabela1.A1" office:value-type="string">
            <text:p text:style-name="P48">Objetivo Principal</text:p>
          </table:table-cell>
          <table:table-cell table:style-name="Tabela1.A1" office:value-type="string">
            <text:p text:style-name="P48">Atividades</text:p>
          </table:table-cell>
        </table:table-row>
        <table:table-row table:style-name="Tabela1.2">
          <table:table-cell table:style-name="Tabela1.A2" office:value-type="string">
            <text:p text:style-name="P49"><text:span text:style-name="Strong_20_Emphasis"><text:span text:style-name="T1">Sprint 1</text:span></text:span></text:p>
          </table:table-cell>
          <table:table-cell table:style-name="Tabela1.A2" office:value-type="string">
            <text:p text:style-name="P49"><text:span text:style-name="Strong_20_Emphasis"><text:span text:style-name="T1">Setup e Base Técnica</text:span></text:span></text:p>
          </table:table-cell>
          <table:table-cell table:style-name="Tabela1.A2" office:value-type="string">
            <text:p text:style-name="P50">Criar estrutura (NestJS, Prisma, Vue.js, CI/CD). Configuração de autenticação JWT e permissões iniciais.</text:p>
          </table:table-cell>
        </table:table-row>
        <table:table-row table:style-name="Tabela1.3">
          <table:table-cell table:style-name="Tabela1.A2" office:value-type="string">
            <text:p text:style-name="P49"><text:span text:style-name="Strong_20_Emphasis"><text:span text:style-name="T1">Sprint 2</text:span></text:span></text:p>
          </table:table-cell>
          <table:table-cell table:style-name="Tabela1.A2" office:value-type="string">
            <text:p text:style-name="P49"><text:span text:style-name="Strong_20_Emphasis"><text:span text:style-name="T1">Cadastro de Usuários e Fornecedores</text:span></text:span></text:p>
          </table:table-cell>
          <table:table-cell table:style-name="Tabela1.A2" office:value-type="string">
            <text:p text:style-name="P50">CRUD de usuários (Admin, Fornecedor, Vendedor). Interface básica para cadastro de fornecedores.</text:p>
          </table:table-cell>
        </table:table-row>
        <table:table-row table:style-name="Tabela1.4">
          <table:table-cell table:style-name="Tabela1.A2" office:value-type="string">
            <text:p text:style-name="P49"><text:span text:style-name="Strong_20_Emphasis"><text:span text:style-name="T1">Sprint 3</text:span></text:span></text:p>
          </table:table-cell>
          <table:table-cell table:style-name="Tabela1.A2" office:value-type="string">
            <text:p text:style-name="P49"><text:span text:style-name="Strong_20_Emphasis"><text:span text:style-name="T1">Cadastro de Produtos e Serviços</text:span></text:span></text:p>
          </table:table-cell>
          <table:table-cell table:style-name="Tabela1.A2" office:value-type="string">
            <text:p text:style-name="P50">CRUD de produtos e serviços. Relacionamento com fornecedores. Interface para edição e exclusão.</text:p>
          </table:table-cell>
        </table:table-row>
        <table:table-row table:style-name="Tabela1.5">
          <table:table-cell table:style-name="Tabela1.A2" office:value-type="string">
            <text:p text:style-name="P49"><text:span text:style-name="Strong_20_Emphasis"><text:span text:style-name="T1">Sprint 4</text:span></text:span></text:p>
          </table:table-cell>
          <table:table-cell table:style-name="Tabela1.A2" office:value-type="string">
            <text:p text:style-name="P49"><text:span text:style-name="Strong_20_Emphasis"><text:span text:style-name="T1">Registro de Oportunidades e Workflow de Aprovação</text:span></text:span></text:p>
          </table:table-cell>
          <table:table-cell table:style-name="Tabela1.A2" office:value-type="string">
            <text:p text:style-name="P50">Criar fluxo de oportunidades e regras de aprovação de descontos.</text:p>
          </table:table-cell>
        </table:table-row>
        <table:table-row table:style-name="Tabela1.6">
          <table:table-cell table:style-name="Tabela1.A2" office:value-type="string">
            <text:p text:style-name="P49"><text:span text:style-name="Strong_20_Emphasis"><text:span text:style-name="T1">Sprint 5</text:span></text:span></text:p>
          </table:table-cell>
          <table:table-cell table:style-name="Tabela1.A2" office:value-type="string">
            <text:p text:style-name="P49"><text:span text:style-name="Strong_20_Emphasis"><text:span text:style-name="T1">Gerenciamento de Cotações</text:span></text:span></text:p>
          </table:table-cell>
          <table:table-cell table:style-name="Tabela1.A2" office:value-type="string">
            <text:p text:style-name="P50">Criar UI e API para geração de cotações. Definir regras de preço e cálculo de descontos.</text:p>
          </table:table-cell>
        </table:table-row>
        <table:table-row table:style-name="Tabela1.7">
          <table:table-cell table:style-name="Tabela1.A2" office:value-type="string">
            <text:p text:style-name="P49"><text:span text:style-name="Strong_20_Emphasis"><text:span text:style-name="T1">Sprint 6</text:span></text:span></text:p>
          </table:table-cell>
          <table:table-cell table:style-name="Tabela1.A2" office:value-type="string">
            <text:p text:style-name="P49"><text:span text:style-name="Strong_20_Emphasis"><text:span text:style-name="T1">Dashboard e Relatórios Simples</text:span></text:span></text:p>
          </table:table-cell>
          <table:table-cell table:style-name="Tabela1.A2" office:value-type="string">
            <text:p text:style-name="P50">Criar telas de relatório básico (vendas, taxa de fechamento, oportunidades). Exportação em CSV/PDF.</text:p>
          </table:table-cell>
        </table:table-row>
        <table:table-row table:style-name="Tabela1.8">
          <table:table-cell table:style-name="Tabela1.A2" office:value-type="string">
            <text:p text:style-name="P49"><text:span text:style-name="Strong_20_Emphasis"><text:span text:style-name="T1">Sprint 7</text:span></text:span></text:p>
          </table:table-cell>
          <table:table-cell table:style-name="Tabela1.A2" office:value-type="string">
            <text:p text:style-name="P49"><text:span text:style-name="Strong_20_Emphasis"><text:span text:style-name="T1">Validação e Ajustes</text:span></text:span></text:p>
          </table:table-cell>
          <table:table-cell table:style-name="Tabela1.A2" office:value-type="string">
            <text:p text:style-name="P50">Teste interno, coleta de feedback e ajustes rápidos.</text:p>
          </table:table-cell>
        </table:table-row>
        <table:table-row table:style-name="Tabela1.9">
          <table:table-cell table:style-name="Tabela1.A9" office:value-type="string">
            <text:p text:style-name="P49"><text:span text:style-name="Strong_20_Emphasis"><text:span text:style-name="T1">Sprint 8</text:span></text:span></text:p>
          </table:table-cell>
          <table:table-cell table:style-name="Tabela1.A9" office:value-type="string">
            <text:p text:style-name="P49"><text:span text:style-name="Strong_20_Emphasis"><text:span text:style-name="T1">Go Live Simplificado</text:span></text:span></text:p>
          </table:table-cell>
          <table:table-cell table:style-name="Tabela1.A9" office:value-type="string">
            <text:p text:style-name="P50">Implantação mínima para testes com alunos do ENIAC.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1:18:42.646991838</meta:creation-date>
    <dc:date>2025-03-17T22:09:15.435537494</dc:date>
    <meta:editing-duration>PT27M27S</meta:editing-duration>
    <meta:editing-cycles>3</meta:editing-cycles>
    <meta:generator>LibreOffice/24.8.5.2$Linux_X86_64 LibreOffice_project/480$Build-2</meta:generator>
    <meta:document-statistic meta:table-count="1" meta:image-count="0" meta:object-count="0" meta:page-count="7" meta:paragraph-count="175" meta:word-count="1429" meta:character-count="9401" meta:non-whitespace-character-count="8148"/>
  </office:meta>
</office:document-meta>
</file>